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ED_0" table:style-name="ta1">
        <table:shapes>
          <draw:frame draw:z-index="0" draw:style-name="gr1" draw:text-style-name="P1" svg:width="248.22mm" svg:height="177.44mm" svg:x="49.76mm" svg:y="51.26mm">
            <loext:p draw:notify-on-update-of-ranges="SEED_0.A4:SEED_0.CX4 SEED_0.A5:SEED_0.CX5 SEED_0.A6:SEED_0.CX6 SEED_0.A7:SEED_0.CX7 SEED_0.A8:SEED_0.CX8 SEED_0.A9:SEED_0.CX9 SEED_0.A10:SEED_0.CX10 SEED_0.A11:SEED_0.CX11 SEED_0.A12:SEED_0.CX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4" table:default-cell-style-name="Default"/>
        <table:table-column table:style-name="co5" table:number-columns-repeated="21" table:default-cell-style-name="Default"/>
        <table:table-row table:style-name="ro1">
          <table:table-cell office:value-type="string" calcext:value-type="string">
            <text:p>PARALLEL MERGE - SEED 0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9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5"/>
        </table:table-row>
        <table:table-row table:style-name="ro1">
          <table:table-cell office:value-type="float" office:value="827847000" calcext:value-type="float">
            <text:p>827847000</text:p>
          </table:table-cell>
          <table:table-cell office:value-type="float" office:value="827381000" calcext:value-type="float">
            <text:p>827381000</text:p>
          </table:table-cell>
          <table:table-cell office:value-type="float" office:value="827933000" calcext:value-type="float">
            <text:p>827933000</text:p>
          </table:table-cell>
          <table:table-cell office:value-type="float" office:value="828187000" calcext:value-type="float">
            <text:p>828187000</text:p>
          </table:table-cell>
          <table:table-cell office:value-type="float" office:value="827554000" calcext:value-type="float">
            <text:p>827554000</text:p>
          </table:table-cell>
          <table:table-cell office:value-type="float" office:value="827802000" calcext:value-type="float">
            <text:p>827802000</text:p>
          </table:table-cell>
          <table:table-cell office:value-type="float" office:value="827749000" calcext:value-type="float">
            <text:p>827749000</text:p>
          </table:table-cell>
          <table:table-cell office:value-type="float" office:value="827533000" calcext:value-type="float">
            <text:p>827533000</text:p>
          </table:table-cell>
          <table:table-cell office:value-type="float" office:value="828127000" calcext:value-type="float">
            <text:p>828127000</text:p>
          </table:table-cell>
          <table:table-cell office:value-type="float" office:value="827882000" calcext:value-type="float">
            <text:p>827882000</text:p>
          </table:table-cell>
          <table:table-cell office:value-type="float" office:value="827604000" calcext:value-type="float">
            <text:p>827604000</text:p>
          </table:table-cell>
          <table:table-cell office:value-type="float" office:value="827611000" calcext:value-type="float">
            <text:p>827611000</text:p>
          </table:table-cell>
          <table:table-cell office:value-type="float" office:value="827825000" calcext:value-type="float">
            <text:p>827825000</text:p>
          </table:table-cell>
          <table:table-cell office:value-type="float" office:value="828285000" calcext:value-type="float">
            <text:p>828285000</text:p>
          </table:table-cell>
          <table:table-cell office:value-type="float" office:value="827633000" calcext:value-type="float">
            <text:p>827633000</text:p>
          </table:table-cell>
          <table:table-cell office:value-type="float" office:value="828249000" calcext:value-type="float">
            <text:p>828249000</text:p>
          </table:table-cell>
          <table:table-cell office:value-type="float" office:value="828027000" calcext:value-type="float">
            <text:p>828027000</text:p>
          </table:table-cell>
          <table:table-cell office:value-type="float" office:value="828091000" calcext:value-type="float">
            <text:p>828091000</text:p>
          </table:table-cell>
          <table:table-cell office:value-type="float" office:value="827530000" calcext:value-type="float">
            <text:p>827530000</text:p>
          </table:table-cell>
          <table:table-cell office:value-type="float" office:value="827218000" calcext:value-type="float">
            <text:p>827218000</text:p>
          </table:table-cell>
          <table:table-cell office:value-type="float" office:value="833280000" calcext:value-type="float">
            <text:p>833280000</text:p>
          </table:table-cell>
          <table:table-cell office:value-type="float" office:value="833282000" calcext:value-type="float">
            <text:p>833282000</text:p>
          </table:table-cell>
          <table:table-cell office:value-type="float" office:value="833283000" calcext:value-type="float">
            <text:p>833283000</text:p>
          </table:table-cell>
          <table:table-cell office:value-type="float" office:value="833276000" calcext:value-type="float">
            <text:p>833276000</text:p>
          </table:table-cell>
          <table:table-cell office:value-type="float" office:value="833266000" calcext:value-type="float">
            <text:p>833266000</text:p>
          </table:table-cell>
          <table:table-cell table:number-columns-repeated="2" office:value-type="float" office:value="833283000" calcext:value-type="float">
            <text:p>833283000</text:p>
          </table:table-cell>
          <table:table-cell office:value-type="float" office:value="833278000" calcext:value-type="float">
            <text:p>833278000</text:p>
          </table:table-cell>
          <table:table-cell table:number-columns-repeated="2" office:value-type="float" office:value="833283000" calcext:value-type="float">
            <text:p>833283000</text:p>
          </table:table-cell>
          <table:table-cell office:value-type="float" office:value="833266000" calcext:value-type="float">
            <text:p>833266000</text:p>
          </table:table-cell>
          <table:table-cell office:value-type="float" office:value="833280000" calcext:value-type="float">
            <text:p>833280000</text:p>
          </table:table-cell>
          <table:table-cell office:value-type="float" office:value="833296000" calcext:value-type="float">
            <text:p>833296000</text:p>
          </table:table-cell>
          <table:table-cell office:value-type="float" office:value="833283000" calcext:value-type="float">
            <text:p>833283000</text:p>
          </table:table-cell>
          <table:table-cell office:value-type="float" office:value="833288000" calcext:value-type="float">
            <text:p>833288000</text:p>
          </table:table-cell>
          <table:table-cell office:value-type="float" office:value="833266000" calcext:value-type="float">
            <text:p>833266000</text:p>
          </table:table-cell>
          <table:table-cell office:value-type="float" office:value="833264000" calcext:value-type="float">
            <text:p>833264000</text:p>
          </table:table-cell>
          <table:table-cell office:value-type="float" office:value="833262000" calcext:value-type="float">
            <text:p>833262000</text:p>
          </table:table-cell>
          <table:table-cell office:value-type="float" office:value="833261000" calcext:value-type="float">
            <text:p>833261000</text:p>
          </table:table-cell>
          <table:table-cell office:value-type="float" office:value="833282000" calcext:value-type="float">
            <text:p>833282000</text:p>
          </table:table-cell>
          <table:table-cell office:value-type="float" office:value="834001000" calcext:value-type="float">
            <text:p>834001000</text:p>
          </table:table-cell>
          <table:table-cell office:value-type="float" office:value="834197000" calcext:value-type="float">
            <text:p>834197000</text:p>
          </table:table-cell>
          <table:table-cell office:value-type="float" office:value="834065000" calcext:value-type="float">
            <text:p>834065000</text:p>
          </table:table-cell>
          <table:table-cell office:value-type="float" office:value="834035000" calcext:value-type="float">
            <text:p>834035000</text:p>
          </table:table-cell>
          <table:table-cell office:value-type="float" office:value="833931000" calcext:value-type="float">
            <text:p>833931000</text:p>
          </table:table-cell>
          <table:table-cell office:value-type="float" office:value="833987000" calcext:value-type="float">
            <text:p>833987000</text:p>
          </table:table-cell>
          <table:table-cell office:value-type="float" office:value="833917000" calcext:value-type="float">
            <text:p>833917000</text:p>
          </table:table-cell>
          <table:table-cell office:value-type="float" office:value="833918000" calcext:value-type="float">
            <text:p>833918000</text:p>
          </table:table-cell>
          <table:table-cell office:value-type="float" office:value="833925000" calcext:value-type="float">
            <text:p>833925000</text:p>
          </table:table-cell>
          <table:table-cell office:value-type="float" office:value="833857000" calcext:value-type="float">
            <text:p>833857000</text:p>
          </table:table-cell>
          <table:table-cell office:value-type="float" office:value="833895000" calcext:value-type="float">
            <text:p>833895000</text:p>
          </table:table-cell>
          <table:table-cell office:value-type="float" office:value="834017000" calcext:value-type="float">
            <text:p>834017000</text:p>
          </table:table-cell>
          <table:table-cell office:value-type="float" office:value="833909000" calcext:value-type="float">
            <text:p>833909000</text:p>
          </table:table-cell>
          <table:table-cell office:value-type="float" office:value="834057000" calcext:value-type="float">
            <text:p>834057000</text:p>
          </table:table-cell>
          <table:table-cell office:value-type="float" office:value="833971000" calcext:value-type="float">
            <text:p>833971000</text:p>
          </table:table-cell>
          <table:table-cell office:value-type="float" office:value="833935000" calcext:value-type="float">
            <text:p>833935000</text:p>
          </table:table-cell>
          <table:table-cell office:value-type="float" office:value="833986000" calcext:value-type="float">
            <text:p>833986000</text:p>
          </table:table-cell>
          <table:table-cell office:value-type="float" office:value="833772000" calcext:value-type="float">
            <text:p>833772000</text:p>
          </table:table-cell>
          <table:table-cell office:value-type="float" office:value="833943000" calcext:value-type="float">
            <text:p>833943000</text:p>
          </table:table-cell>
          <table:table-cell office:value-type="float" office:value="833911000" calcext:value-type="float">
            <text:p>833911000</text:p>
          </table:table-cell>
          <table:table-cell table:number-columns-repeated="20" office:value-type="float" office:value="838341000" calcext:value-type="float">
            <text:p>838341000</text:p>
          </table:table-cell>
          <table:table-cell office:value-type="float" office:value="839369000" calcext:value-type="float">
            <text:p>839369000</text:p>
          </table:table-cell>
          <table:table-cell table:number-columns-repeated="21"/>
        </table:table-row>
        <table:table-row table:style-name="ro1">
          <table:table-cell table:number-columns-repeated="102"/>
        </table:table-row>
        <table:table-row table:style-name="ro1">
          <table:table-cell office:value-type="float" office:value="828519000" calcext:value-type="float">
            <text:p>828519000</text:p>
          </table:table-cell>
          <table:table-cell office:value-type="float" office:value="828859000" calcext:value-type="float">
            <text:p>828859000</text:p>
          </table:table-cell>
          <table:table-cell office:value-type="float" office:value="828899000" calcext:value-type="float">
            <text:p>828899000</text:p>
          </table:table-cell>
          <table:table-cell office:value-type="float" office:value="829311000" calcext:value-type="float">
            <text:p>829311000</text:p>
          </table:table-cell>
          <table:table-cell office:value-type="float" office:value="828995000" calcext:value-type="float">
            <text:p>828995000</text:p>
          </table:table-cell>
          <table:table-cell office:value-type="float" office:value="828976000" calcext:value-type="float">
            <text:p>828976000</text:p>
          </table:table-cell>
          <table:table-cell office:value-type="float" office:value="828828000" calcext:value-type="float">
            <text:p>828828000</text:p>
          </table:table-cell>
          <table:table-cell office:value-type="float" office:value="828934000" calcext:value-type="float">
            <text:p>828934000</text:p>
          </table:table-cell>
          <table:table-cell office:value-type="float" office:value="828809000" calcext:value-type="float">
            <text:p>828809000</text:p>
          </table:table-cell>
          <table:table-cell office:value-type="float" office:value="828891000" calcext:value-type="float">
            <text:p>828891000</text:p>
          </table:table-cell>
          <table:table-cell office:value-type="float" office:value="827953000" calcext:value-type="float">
            <text:p>827953000</text:p>
          </table:table-cell>
          <table:table-cell office:value-type="float" office:value="828907000" calcext:value-type="float">
            <text:p>828907000</text:p>
          </table:table-cell>
          <table:table-cell office:value-type="float" office:value="828721000" calcext:value-type="float">
            <text:p>828721000</text:p>
          </table:table-cell>
          <table:table-cell office:value-type="float" office:value="829250000" calcext:value-type="float">
            <text:p>829250000</text:p>
          </table:table-cell>
          <table:table-cell office:value-type="float" office:value="829054000" calcext:value-type="float">
            <text:p>829054000</text:p>
          </table:table-cell>
          <table:table-cell office:value-type="float" office:value="829304000" calcext:value-type="float">
            <text:p>829304000</text:p>
          </table:table-cell>
          <table:table-cell office:value-type="float" office:value="828515000" calcext:value-type="float">
            <text:p>828515000</text:p>
          </table:table-cell>
          <table:table-cell office:value-type="float" office:value="828417000" calcext:value-type="float">
            <text:p>828417000</text:p>
          </table:table-cell>
          <table:table-cell office:value-type="float" office:value="828742000" calcext:value-type="float">
            <text:p>828742000</text:p>
          </table:table-cell>
          <table:table-cell office:value-type="float" office:value="829818000" calcext:value-type="float">
            <text:p>829818000</text:p>
          </table:table-cell>
          <table:table-cell table:number-columns-repeated="2" office:value-type="float" office:value="834360000" calcext:value-type="float">
            <text:p>834360000</text:p>
          </table:table-cell>
          <table:table-cell office:value-type="float" office:value="834361000" calcext:value-type="float">
            <text:p>834361000</text:p>
          </table:table-cell>
          <table:table-cell office:value-type="float" office:value="834360000" calcext:value-type="float">
            <text:p>834360000</text:p>
          </table:table-cell>
          <table:table-cell office:value-type="float" office:value="834361000" calcext:value-type="float">
            <text:p>834361000</text:p>
          </table:table-cell>
          <table:table-cell office:value-type="float" office:value="834360000" calcext:value-type="float">
            <text:p>834360000</text:p>
          </table:table-cell>
          <table:table-cell table:number-columns-repeated="3" office:value-type="float" office:value="834361000" calcext:value-type="float">
            <text:p>834361000</text:p>
          </table:table-cell>
          <table:table-cell table:number-columns-repeated="2" office:value-type="float" office:value="834360000" calcext:value-type="float">
            <text:p>834360000</text:p>
          </table:table-cell>
          <table:table-cell office:value-type="float" office:value="834361000" calcext:value-type="float">
            <text:p>834361000</text:p>
          </table:table-cell>
          <table:table-cell table:number-columns-repeated="2" office:value-type="float" office:value="834360000" calcext:value-type="float">
            <text:p>834360000</text:p>
          </table:table-cell>
          <table:table-cell office:value-type="float" office:value="834361000" calcext:value-type="float">
            <text:p>834361000</text:p>
          </table:table-cell>
          <table:table-cell table:number-columns-repeated="4" office:value-type="float" office:value="834360000" calcext:value-type="float">
            <text:p>834360000</text:p>
          </table:table-cell>
          <table:table-cell office:value-type="float" office:value="834361000" calcext:value-type="float">
            <text:p>834361000</text:p>
          </table:table-cell>
          <table:table-cell office:value-type="float" office:value="835082000" calcext:value-type="float">
            <text:p>835082000</text:p>
          </table:table-cell>
          <table:table-cell office:value-type="float" office:value="834917000" calcext:value-type="float">
            <text:p>834917000</text:p>
          </table:table-cell>
          <table:table-cell office:value-type="float" office:value="835193000" calcext:value-type="float">
            <text:p>835193000</text:p>
          </table:table-cell>
          <table:table-cell office:value-type="float" office:value="834898000" calcext:value-type="float">
            <text:p>834898000</text:p>
          </table:table-cell>
          <table:table-cell office:value-type="float" office:value="835194000" calcext:value-type="float">
            <text:p>835194000</text:p>
          </table:table-cell>
          <table:table-cell office:value-type="float" office:value="835253000" calcext:value-type="float">
            <text:p>835253000</text:p>
          </table:table-cell>
          <table:table-cell office:value-type="float" office:value="835053000" calcext:value-type="float">
            <text:p>835053000</text:p>
          </table:table-cell>
          <table:table-cell office:value-type="float" office:value="835111000" calcext:value-type="float">
            <text:p>835111000</text:p>
          </table:table-cell>
          <table:table-cell office:value-type="float" office:value="835168000" calcext:value-type="float">
            <text:p>835168000</text:p>
          </table:table-cell>
          <table:table-cell office:value-type="float" office:value="835183000" calcext:value-type="float">
            <text:p>835183000</text:p>
          </table:table-cell>
          <table:table-cell office:value-type="float" office:value="835256000" calcext:value-type="float">
            <text:p>835256000</text:p>
          </table:table-cell>
          <table:table-cell office:value-type="float" office:value="835140000" calcext:value-type="float">
            <text:p>835140000</text:p>
          </table:table-cell>
          <table:table-cell office:value-type="float" office:value="835063000" calcext:value-type="float">
            <text:p>835063000</text:p>
          </table:table-cell>
          <table:table-cell office:value-type="float" office:value="835213000" calcext:value-type="float">
            <text:p>835213000</text:p>
          </table:table-cell>
          <table:table-cell office:value-type="float" office:value="835146000" calcext:value-type="float">
            <text:p>835146000</text:p>
          </table:table-cell>
          <table:table-cell office:value-type="float" office:value="835148000" calcext:value-type="float">
            <text:p>835148000</text:p>
          </table:table-cell>
          <table:table-cell office:value-type="float" office:value="835102000" calcext:value-type="float">
            <text:p>835102000</text:p>
          </table:table-cell>
          <table:table-cell office:value-type="float" office:value="835131000" calcext:value-type="float">
            <text:p>835131000</text:p>
          </table:table-cell>
          <table:table-cell office:value-type="float" office:value="835047000" calcext:value-type="float">
            <text:p>835047000</text:p>
          </table:table-cell>
          <table:table-cell office:value-type="float" office:value="835154000" calcext:value-type="float">
            <text:p>835154000</text:p>
          </table:table-cell>
          <table:table-cell table:number-columns-repeated="20" office:value-type="float" office:value="836523000" calcext:value-type="float">
            <text:p>836523000</text:p>
          </table:table-cell>
          <table:table-cell office:value-type="float" office:value="839369000" calcext:value-type="float">
            <text:p>839369000</text:p>
          </table:table-cell>
          <table:table-cell table:number-columns-repeated="21"/>
        </table:table-row>
        <table:table-row table:style-name="ro1">
          <table:table-cell table:number-columns-repeated="102"/>
        </table:table-row>
        <table:table-row table:style-name="ro1">
          <table:table-cell office:value-type="float" office:value="826128000" calcext:value-type="float">
            <text:p>826128000</text:p>
          </table:table-cell>
          <table:table-cell office:value-type="float" office:value="825390000" calcext:value-type="float">
            <text:p>825390000</text:p>
          </table:table-cell>
          <table:table-cell office:value-type="float" office:value="825894000" calcext:value-type="float">
            <text:p>825894000</text:p>
          </table:table-cell>
          <table:table-cell office:value-type="float" office:value="826661000" calcext:value-type="float">
            <text:p>826661000</text:p>
          </table:table-cell>
          <table:table-cell office:value-type="float" office:value="826033000" calcext:value-type="float">
            <text:p>826033000</text:p>
          </table:table-cell>
          <table:table-cell office:value-type="float" office:value="826371000" calcext:value-type="float">
            <text:p>826371000</text:p>
          </table:table-cell>
          <table:table-cell office:value-type="float" office:value="826495000" calcext:value-type="float">
            <text:p>826495000</text:p>
          </table:table-cell>
          <table:table-cell office:value-type="float" office:value="826160000" calcext:value-type="float">
            <text:p>826160000</text:p>
          </table:table-cell>
          <table:table-cell office:value-type="float" office:value="825527000" calcext:value-type="float">
            <text:p>825527000</text:p>
          </table:table-cell>
          <table:table-cell office:value-type="float" office:value="825908000" calcext:value-type="float">
            <text:p>825908000</text:p>
          </table:table-cell>
          <table:table-cell office:value-type="float" office:value="826053000" calcext:value-type="float">
            <text:p>826053000</text:p>
          </table:table-cell>
          <table:table-cell office:value-type="float" office:value="826720000" calcext:value-type="float">
            <text:p>826720000</text:p>
          </table:table-cell>
          <table:table-cell office:value-type="float" office:value="826602000" calcext:value-type="float">
            <text:p>826602000</text:p>
          </table:table-cell>
          <table:table-cell office:value-type="float" office:value="826129000" calcext:value-type="float">
            <text:p>826129000</text:p>
          </table:table-cell>
          <table:table-cell office:value-type="float" office:value="826172000" calcext:value-type="float">
            <text:p>826172000</text:p>
          </table:table-cell>
          <table:table-cell office:value-type="float" office:value="826538000" calcext:value-type="float">
            <text:p>826538000</text:p>
          </table:table-cell>
          <table:table-cell office:value-type="float" office:value="826554000" calcext:value-type="float">
            <text:p>826554000</text:p>
          </table:table-cell>
          <table:table-cell office:value-type="float" office:value="827055000" calcext:value-type="float">
            <text:p>827055000</text:p>
          </table:table-cell>
          <table:table-cell office:value-type="float" office:value="826607000" calcext:value-type="float">
            <text:p>826607000</text:p>
          </table:table-cell>
          <table:table-cell office:value-type="float" office:value="825575000" calcext:value-type="float">
            <text:p>825575000</text:p>
          </table:table-cell>
          <table:table-cell office:value-type="float" office:value="831418000" calcext:value-type="float">
            <text:p>831418000</text:p>
          </table:table-cell>
          <table:table-cell office:value-type="float" office:value="831419000" calcext:value-type="float">
            <text:p>831419000</text:p>
          </table:table-cell>
          <table:table-cell office:value-type="float" office:value="831418000" calcext:value-type="float">
            <text:p>831418000</text:p>
          </table:table-cell>
          <table:table-cell office:value-type="float" office:value="831425000" calcext:value-type="float">
            <text:p>831425000</text:p>
          </table:table-cell>
          <table:table-cell office:value-type="float" office:value="831421000" calcext:value-type="float">
            <text:p>831421000</text:p>
          </table:table-cell>
          <table:table-cell office:value-type="float" office:value="831420000" calcext:value-type="float">
            <text:p>831420000</text:p>
          </table:table-cell>
          <table:table-cell office:value-type="float" office:value="831424000" calcext:value-type="float">
            <text:p>831424000</text:p>
          </table:table-cell>
          <table:table-cell office:value-type="float" office:value="831418000" calcext:value-type="float">
            <text:p>831418000</text:p>
          </table:table-cell>
          <table:table-cell office:value-type="float" office:value="831421000" calcext:value-type="float">
            <text:p>831421000</text:p>
          </table:table-cell>
          <table:table-cell table:number-columns-repeated="2" office:value-type="float" office:value="831418000" calcext:value-type="float">
            <text:p>831418000</text:p>
          </table:table-cell>
          <table:table-cell office:value-type="float" office:value="831426000" calcext:value-type="float">
            <text:p>831426000</text:p>
          </table:table-cell>
          <table:table-cell office:value-type="float" office:value="831418000" calcext:value-type="float">
            <text:p>831418000</text:p>
          </table:table-cell>
          <table:table-cell office:value-type="float" office:value="831420000" calcext:value-type="float">
            <text:p>831420000</text:p>
          </table:table-cell>
          <table:table-cell office:value-type="float" office:value="831419000" calcext:value-type="float">
            <text:p>831419000</text:p>
          </table:table-cell>
          <table:table-cell office:value-type="float" office:value="831421000" calcext:value-type="float">
            <text:p>831421000</text:p>
          </table:table-cell>
          <table:table-cell table:number-columns-repeated="2" office:value-type="float" office:value="831420000" calcext:value-type="float">
            <text:p>831420000</text:p>
          </table:table-cell>
          <table:table-cell office:value-type="float" office:value="831418000" calcext:value-type="float">
            <text:p>831418000</text:p>
          </table:table-cell>
          <table:table-cell office:value-type="float" office:value="831420000" calcext:value-type="float">
            <text:p>831420000</text:p>
          </table:table-cell>
          <table:table-cell office:value-type="float" office:value="832010000" calcext:value-type="float">
            <text:p>832010000</text:p>
          </table:table-cell>
          <table:table-cell office:value-type="float" office:value="832042000" calcext:value-type="float">
            <text:p>832042000</text:p>
          </table:table-cell>
          <table:table-cell office:value-type="float" office:value="832065000" calcext:value-type="float">
            <text:p>832065000</text:p>
          </table:table-cell>
          <table:table-cell office:value-type="float" office:value="832097000" calcext:value-type="float">
            <text:p>832097000</text:p>
          </table:table-cell>
          <table:table-cell office:value-type="float" office:value="831991000" calcext:value-type="float">
            <text:p>831991000</text:p>
          </table:table-cell>
          <table:table-cell office:value-type="float" office:value="832058000" calcext:value-type="float">
            <text:p>832058000</text:p>
          </table:table-cell>
          <table:table-cell office:value-type="float" office:value="831883000" calcext:value-type="float">
            <text:p>831883000</text:p>
          </table:table-cell>
          <table:table-cell office:value-type="float" office:value="832061000" calcext:value-type="float">
            <text:p>832061000</text:p>
          </table:table-cell>
          <table:table-cell office:value-type="float" office:value="831817000" calcext:value-type="float">
            <text:p>831817000</text:p>
          </table:table-cell>
          <table:table-cell office:value-type="float" office:value="831897000" calcext:value-type="float">
            <text:p>831897000</text:p>
          </table:table-cell>
          <table:table-cell office:value-type="float" office:value="832093000" calcext:value-type="float">
            <text:p>832093000</text:p>
          </table:table-cell>
          <table:table-cell office:value-type="float" office:value="831988000" calcext:value-type="float">
            <text:p>831988000</text:p>
          </table:table-cell>
          <table:table-cell office:value-type="float" office:value="832021000" calcext:value-type="float">
            <text:p>832021000</text:p>
          </table:table-cell>
          <table:table-cell office:value-type="float" office:value="831910000" calcext:value-type="float">
            <text:p>831910000</text:p>
          </table:table-cell>
          <table:table-cell office:value-type="float" office:value="832134000" calcext:value-type="float">
            <text:p>832134000</text:p>
          </table:table-cell>
          <table:table-cell office:value-type="float" office:value="831854000" calcext:value-type="float">
            <text:p>831854000</text:p>
          </table:table-cell>
          <table:table-cell office:value-type="float" office:value="832167000" calcext:value-type="float">
            <text:p>832167000</text:p>
          </table:table-cell>
          <table:table-cell office:value-type="float" office:value="832083000" calcext:value-type="float">
            <text:p>832083000</text:p>
          </table:table-cell>
          <table:table-cell office:value-type="float" office:value="831992000" calcext:value-type="float">
            <text:p>831992000</text:p>
          </table:table-cell>
          <table:table-cell office:value-type="float" office:value="832030000" calcext:value-type="float">
            <text:p>832030000</text:p>
          </table:table-cell>
          <table:table-cell table:number-columns-repeated="20" office:value-type="float" office:value="834555000" calcext:value-type="float">
            <text:p>834555000</text:p>
          </table:table-cell>
          <table:table-cell office:value-type="float" office:value="839369000" calcext:value-type="float">
            <text:p>839369000</text:p>
          </table:table-cell>
          <table:table-cell table:number-columns-repeated="21"/>
        </table:table-row>
        <table:table-row table:style-name="ro1">
          <table:table-cell table:number-columns-repeated="102"/>
        </table:table-row>
        <table:table-row table:style-name="ro1">
          <table:table-cell office:value-type="float" office:value="819441000" calcext:value-type="float">
            <text:p>819441000</text:p>
          </table:table-cell>
          <table:table-cell office:value-type="float" office:value="819921000" calcext:value-type="float">
            <text:p>819921000</text:p>
          </table:table-cell>
          <table:table-cell office:value-type="float" office:value="819710000" calcext:value-type="float">
            <text:p>819710000</text:p>
          </table:table-cell>
          <table:table-cell office:value-type="float" office:value="819356000" calcext:value-type="float">
            <text:p>819356000</text:p>
          </table:table-cell>
          <table:table-cell office:value-type="float" office:value="820018000" calcext:value-type="float">
            <text:p>820018000</text:p>
          </table:table-cell>
          <table:table-cell office:value-type="float" office:value="818541000" calcext:value-type="float">
            <text:p>818541000</text:p>
          </table:table-cell>
          <table:table-cell office:value-type="float" office:value="820269000" calcext:value-type="float">
            <text:p>820269000</text:p>
          </table:table-cell>
          <table:table-cell office:value-type="float" office:value="819123000" calcext:value-type="float">
            <text:p>819123000</text:p>
          </table:table-cell>
          <table:table-cell office:value-type="float" office:value="819882000" calcext:value-type="float">
            <text:p>819882000</text:p>
          </table:table-cell>
          <table:table-cell office:value-type="float" office:value="820772000" calcext:value-type="float">
            <text:p>820772000</text:p>
          </table:table-cell>
          <table:table-cell office:value-type="float" office:value="819073000" calcext:value-type="float">
            <text:p>819073000</text:p>
          </table:table-cell>
          <table:table-cell office:value-type="float" office:value="818711000" calcext:value-type="float">
            <text:p>818711000</text:p>
          </table:table-cell>
          <table:table-cell office:value-type="float" office:value="819805000" calcext:value-type="float">
            <text:p>819805000</text:p>
          </table:table-cell>
          <table:table-cell office:value-type="float" office:value="818491000" calcext:value-type="float">
            <text:p>818491000</text:p>
          </table:table-cell>
          <table:table-cell office:value-type="float" office:value="818571000" calcext:value-type="float">
            <text:p>818571000</text:p>
          </table:table-cell>
          <table:table-cell office:value-type="float" office:value="819202000" calcext:value-type="float">
            <text:p>819202000</text:p>
          </table:table-cell>
          <table:table-cell office:value-type="float" office:value="819708000" calcext:value-type="float">
            <text:p>819708000</text:p>
          </table:table-cell>
          <table:table-cell office:value-type="float" office:value="818639000" calcext:value-type="float">
            <text:p>818639000</text:p>
          </table:table-cell>
          <table:table-cell office:value-type="float" office:value="820886000" calcext:value-type="float">
            <text:p>820886000</text:p>
          </table:table-cell>
          <table:table-cell office:value-type="float" office:value="819510000" calcext:value-type="float">
            <text:p>819510000</text:p>
          </table:table-cell>
          <table:table-cell office:value-type="float" office:value="830146000" calcext:value-type="float">
            <text:p>830146000</text:p>
          </table:table-cell>
          <table:table-cell office:value-type="float" office:value="829943000" calcext:value-type="float">
            <text:p>829943000</text:p>
          </table:table-cell>
          <table:table-cell office:value-type="float" office:value="830017000" calcext:value-type="float">
            <text:p>830017000</text:p>
          </table:table-cell>
          <table:table-cell office:value-type="float" office:value="829944000" calcext:value-type="float">
            <text:p>829944000</text:p>
          </table:table-cell>
          <table:table-cell office:value-type="float" office:value="829938000" calcext:value-type="float">
            <text:p>829938000</text:p>
          </table:table-cell>
          <table:table-cell office:value-type="float" office:value="829982000" calcext:value-type="float">
            <text:p>829982000</text:p>
          </table:table-cell>
          <table:table-cell office:value-type="float" office:value="829985000" calcext:value-type="float">
            <text:p>829985000</text:p>
          </table:table-cell>
          <table:table-cell office:value-type="float" office:value="829944000" calcext:value-type="float">
            <text:p>829944000</text:p>
          </table:table-cell>
          <table:table-cell office:value-type="float" office:value="830046000" calcext:value-type="float">
            <text:p>830046000</text:p>
          </table:table-cell>
          <table:table-cell office:value-type="float" office:value="830067000" calcext:value-type="float">
            <text:p>830067000</text:p>
          </table:table-cell>
          <table:table-cell office:value-type="float" office:value="830053000" calcext:value-type="float">
            <text:p>830053000</text:p>
          </table:table-cell>
          <table:table-cell office:value-type="float" office:value="830087000" calcext:value-type="float">
            <text:p>830087000</text:p>
          </table:table-cell>
          <table:table-cell office:value-type="float" office:value="830027000" calcext:value-type="float">
            <text:p>830027000</text:p>
          </table:table-cell>
          <table:table-cell office:value-type="float" office:value="830081000" calcext:value-type="float">
            <text:p>830081000</text:p>
          </table:table-cell>
          <table:table-cell office:value-type="float" office:value="829943000" calcext:value-type="float">
            <text:p>829943000</text:p>
          </table:table-cell>
          <table:table-cell office:value-type="float" office:value="830006000" calcext:value-type="float">
            <text:p>830006000</text:p>
          </table:table-cell>
          <table:table-cell office:value-type="float" office:value="830016000" calcext:value-type="float">
            <text:p>830016000</text:p>
          </table:table-cell>
          <table:table-cell office:value-type="float" office:value="830047000" calcext:value-type="float">
            <text:p>830047000</text:p>
          </table:table-cell>
          <table:table-cell office:value-type="float" office:value="829943000" calcext:value-type="float">
            <text:p>829943000</text:p>
          </table:table-cell>
          <table:table-cell office:value-type="float" office:value="829944000" calcext:value-type="float">
            <text:p>829944000</text:p>
          </table:table-cell>
          <table:table-cell office:value-type="float" office:value="831275000" calcext:value-type="float">
            <text:p>831275000</text:p>
          </table:table-cell>
          <table:table-cell office:value-type="float" office:value="831304000" calcext:value-type="float">
            <text:p>831304000</text:p>
          </table:table-cell>
          <table:table-cell office:value-type="float" office:value="831277000" calcext:value-type="float">
            <text:p>831277000</text:p>
          </table:table-cell>
          <table:table-cell office:value-type="float" office:value="831321000" calcext:value-type="float">
            <text:p>831321000</text:p>
          </table:table-cell>
          <table:table-cell office:value-type="float" office:value="831296000" calcext:value-type="float">
            <text:p>831296000</text:p>
          </table:table-cell>
          <table:table-cell office:value-type="float" office:value="831297000" calcext:value-type="float">
            <text:p>831297000</text:p>
          </table:table-cell>
          <table:table-cell office:value-type="float" office:value="831282000" calcext:value-type="float">
            <text:p>831282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831293000" calcext:value-type="float">
            <text:p>831293000</text:p>
          </table:table-cell>
          <table:table-cell office:value-type="float" office:value="831280000" calcext:value-type="float">
            <text:p>831280000</text:p>
          </table:table-cell>
          <table:table-cell office:value-type="float" office:value="831276000" calcext:value-type="float">
            <text:p>831276000</text:p>
          </table:table-cell>
          <table:table-cell office:value-type="float" office:value="831312000" calcext:value-type="float">
            <text:p>831312000</text:p>
          </table:table-cell>
          <table:table-cell office:value-type="float" office:value="831298000" calcext:value-type="float">
            <text:p>831298000</text:p>
          </table:table-cell>
          <table:table-cell office:value-type="float" office:value="831291000" calcext:value-type="float">
            <text:p>831291000</text:p>
          </table:table-cell>
          <table:table-cell office:value-type="float" office:value="831269000" calcext:value-type="float">
            <text:p>831269000</text:p>
          </table:table-cell>
          <table:table-cell office:value-type="float" office:value="831284000" calcext:value-type="float">
            <text:p>831284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831320000" calcext:value-type="float">
            <text:p>831320000</text:p>
          </table:table-cell>
          <table:table-cell office:value-type="float" office:value="831297000" calcext:value-type="float">
            <text:p>831297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831997000" calcext:value-type="float">
            <text:p>831997000</text:p>
          </table:table-cell>
          <table:table-cell office:value-type="float" office:value="831913000" calcext:value-type="float">
            <text:p>831913000</text:p>
          </table:table-cell>
          <table:table-cell office:value-type="float" office:value="831813000" calcext:value-type="float">
            <text:p>831813000</text:p>
          </table:table-cell>
          <table:table-cell office:value-type="float" office:value="832052000" calcext:value-type="float">
            <text:p>832052000</text:p>
          </table:table-cell>
          <table:table-cell office:value-type="float" office:value="831921000" calcext:value-type="float">
            <text:p>831921000</text:p>
          </table:table-cell>
          <table:table-cell office:value-type="float" office:value="831992000" calcext:value-type="float">
            <text:p>831992000</text:p>
          </table:table-cell>
          <table:table-cell office:value-type="float" office:value="831811000" calcext:value-type="float">
            <text:p>831811000</text:p>
          </table:table-cell>
          <table:table-cell office:value-type="float" office:value="831899000" calcext:value-type="float">
            <text:p>831899000</text:p>
          </table:table-cell>
          <table:table-cell office:value-type="float" office:value="831988000" calcext:value-type="float">
            <text:p>831988000</text:p>
          </table:table-cell>
          <table:table-cell office:value-type="float" office:value="831937000" calcext:value-type="float">
            <text:p>831937000</text:p>
          </table:table-cell>
          <table:table-cell office:value-type="float" office:value="831952000" calcext:value-type="float">
            <text:p>831952000</text:p>
          </table:table-cell>
          <table:table-cell office:value-type="float" office:value="831867000" calcext:value-type="float">
            <text:p>831867000</text:p>
          </table:table-cell>
          <table:table-cell office:value-type="float" office:value="831871000" calcext:value-type="float">
            <text:p>831871000</text:p>
          </table:table-cell>
          <table:table-cell office:value-type="float" office:value="831872000" calcext:value-type="float">
            <text:p>831872000</text:p>
          </table:table-cell>
          <table:table-cell office:value-type="float" office:value="831854000" calcext:value-type="float">
            <text:p>831854000</text:p>
          </table:table-cell>
          <table:table-cell office:value-type="float" office:value="831792000" calcext:value-type="float">
            <text:p>831792000</text:p>
          </table:table-cell>
          <table:table-cell office:value-type="float" office:value="831795000" calcext:value-type="float">
            <text:p>831795000</text:p>
          </table:table-cell>
          <table:table-cell office:value-type="float" office:value="831921000" calcext:value-type="float">
            <text:p>831921000</text:p>
          </table:table-cell>
          <table:table-cell office:value-type="float" office:value="831914000" calcext:value-type="float">
            <text:p>831914000</text:p>
          </table:table-cell>
          <table:table-cell office:value-type="float" office:value="831908000" calcext:value-type="float">
            <text:p>831908000</text:p>
          </table:table-cell>
          <table:table-cell office:value-type="float" office:value="839369000" calcext:value-type="float">
            <text:p>839369000</text:p>
          </table:table-cell>
          <table:table-cell table:number-columns-repeated="21"/>
        </table:table-row>
        <table:table-row table:style-name="ro1">
          <table:table-cell table:number-columns-repeated="102"/>
        </table:table-row>
        <table:table-row table:style-name="ro1">
          <table:table-cell table:number-columns-repeated="80"/>
          <table:table-cell table:number-columns-repeated="22" office:value-type="float" office:value="839369000" calcext:value-type="float">
            <text:p>839369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18:30:46.773389603</dc:date>
    <meta:editing-duration>PT46M41S</meta:editing-duration>
    <meta:editing-cycles>3</meta:editing-cycles>
    <meta:generator>LibreOffice/5.1.6.2$Linux_X86_64 LibreOffice_project/10m0$Build-2</meta:generator>
    <meta:document-statistic meta:table-count="1" meta:cell-count="3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23cm" svg:height="17.745cm" xlink:href=".." xlink:type="simple" chart:class="chart:line" chart:style-name="ch1">
        <chart:title svg:x="10.277cm" svg:y="0.49cm" chart:style-name="ch2">
          <text:p>zuck_small - parallel</text:p>
        </chart:title>
        <chart:plot-area chart:style-name="ch3" table:cell-range-address="SEED_0.A4:SEED_0.CX12" svg:x="1.507cm" svg:y="1.623cm" svg:width="22.82cm" svg:height="14.787cm">
          <chartooo:coordinate-region svg:x="3.425cm" svg:y="1.744cm" svg:width="20.902cm" svg:height="13.664cm"/>
          <chart:axis chart:dimension="x" chart:name="primary-x" chart:style-name="ch4">
            <chart:title svg:x="11.96cm" svg:y="16.764cm" chart:style-name="ch5">
              <text:p>SA Iterations</text:p>
            </chart:title>
          </chart:axis>
          <chart:axis chart:dimension="y" chart:name="primary-y" chart:style-name="ch4">
            <chart:title svg:x="0.451cm" svg:y="10.198cm" chart:style-name="ch6">
              <text:p>Objective Value</text:p>
            </chart:title>
            <chart:grid chart:style-name="ch7" chart:class="major"/>
          </chart:axis>
          <chart:series chart:style-name="ch8" chart:values-cell-range-address="SEED_0.A4:SEED_0.CX4" chart:class="chart:line">
            <chart:data-point chart:repeated="102"/>
          </chart:series>
          <chart:series chart:style-name="ch9" chart:values-cell-range-address="SEED_0.A5:SEED_0.CX5" chart:class="chart:line">
            <chart:data-point chart:repeated="102"/>
          </chart:series>
          <chart:series chart:style-name="ch10" chart:values-cell-range-address="SEED_0.A6:SEED_0.CX6" chart:class="chart:line">
            <chart:data-point chart:repeated="102"/>
          </chart:series>
          <chart:series chart:style-name="ch11" chart:values-cell-range-address="SEED_0.A7:SEED_0.CX7" chart:class="chart:line">
            <chart:data-point chart:repeated="102"/>
          </chart:series>
          <chart:series chart:style-name="ch12" chart:values-cell-range-address="SEED_0.A8:SEED_0.CX8" chart:class="chart:line">
            <chart:data-point chart:repeated="102"/>
          </chart:series>
          <chart:series chart:style-name="ch13" chart:values-cell-range-address="SEED_0.A9:SEED_0.CX9" chart:class="chart:line">
            <chart:data-point chart:repeated="102"/>
          </chart:series>
          <chart:series chart:style-name="ch14" chart:values-cell-range-address="SEED_0.A10:SEED_0.CX10" chart:class="chart:line">
            <chart:data-point chart:repeated="102"/>
          </chart:series>
          <chart:series chart:style-name="ch15" chart:values-cell-range-address="SEED_0.A11:SEED_0.CX11" chart:class="chart:line">
            <chart:data-point chart:repeated="102"/>
          </chart:series>
          <chart:series chart:style-name="ch16" chart:values-cell-range-address="SEED_0.A12:SEED_0.CX12" chart:class="chart:line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827847000">
                <text:p>827847000</text:p>
                <draw:g>
                  <svg:desc>SEED_0.A4:SEED_0.CX4</svg:desc>
                </draw:g>
              </table:table-cell>
              <table:table-cell office:value-type="float" office:value="827381000">
                <text:p>827381000</text:p>
              </table:table-cell>
              <table:table-cell office:value-type="float" office:value="827933000">
                <text:p>827933000</text:p>
              </table:table-cell>
              <table:table-cell office:value-type="float" office:value="828187000">
                <text:p>828187000</text:p>
              </table:table-cell>
              <table:table-cell office:value-type="float" office:value="827554000">
                <text:p>827554000</text:p>
              </table:table-cell>
              <table:table-cell office:value-type="float" office:value="827802000">
                <text:p>827802000</text:p>
              </table:table-cell>
              <table:table-cell office:value-type="float" office:value="827749000">
                <text:p>827749000</text:p>
              </table:table-cell>
              <table:table-cell office:value-type="float" office:value="827533000">
                <text:p>827533000</text:p>
              </table:table-cell>
              <table:table-cell office:value-type="float" office:value="828127000">
                <text:p>828127000</text:p>
              </table:table-cell>
              <table:table-cell office:value-type="float" office:value="827882000">
                <text:p>827882000</text:p>
              </table:table-cell>
              <table:table-cell office:value-type="float" office:value="827604000">
                <text:p>827604000</text:p>
              </table:table-cell>
              <table:table-cell office:value-type="float" office:value="827611000">
                <text:p>827611000</text:p>
              </table:table-cell>
              <table:table-cell office:value-type="float" office:value="827825000">
                <text:p>827825000</text:p>
              </table:table-cell>
              <table:table-cell office:value-type="float" office:value="828285000">
                <text:p>828285000</text:p>
              </table:table-cell>
              <table:table-cell office:value-type="float" office:value="827633000">
                <text:p>827633000</text:p>
              </table:table-cell>
              <table:table-cell office:value-type="float" office:value="828249000">
                <text:p>828249000</text:p>
              </table:table-cell>
              <table:table-cell office:value-type="float" office:value="828027000">
                <text:p>828027000</text:p>
              </table:table-cell>
              <table:table-cell office:value-type="float" office:value="828091000">
                <text:p>828091000</text:p>
              </table:table-cell>
              <table:table-cell office:value-type="float" office:value="827530000">
                <text:p>827530000</text:p>
              </table:table-cell>
              <table:table-cell office:value-type="float" office:value="827218000">
                <text:p>827218000</text:p>
              </table:table-cell>
              <table:table-cell office:value-type="float" office:value="833280000">
                <text:p>833280000</text:p>
              </table:table-cell>
              <table:table-cell office:value-type="float" office:value="833282000">
                <text:p>833282000</text:p>
              </table:table-cell>
              <table:table-cell office:value-type="float" office:value="833283000">
                <text:p>833283000</text:p>
              </table:table-cell>
              <table:table-cell office:value-type="float" office:value="833276000">
                <text:p>833276000</text:p>
              </table:table-cell>
              <table:table-cell office:value-type="float" office:value="833266000">
                <text:p>833266000</text:p>
              </table:table-cell>
              <table:table-cell office:value-type="float" office:value="833283000">
                <text:p>833283000</text:p>
              </table:table-cell>
              <table:table-cell office:value-type="float" office:value="833283000">
                <text:p>833283000</text:p>
              </table:table-cell>
              <table:table-cell office:value-type="float" office:value="833278000">
                <text:p>833278000</text:p>
              </table:table-cell>
              <table:table-cell office:value-type="float" office:value="833283000">
                <text:p>833283000</text:p>
              </table:table-cell>
              <table:table-cell office:value-type="float" office:value="833283000">
                <text:p>833283000</text:p>
              </table:table-cell>
              <table:table-cell office:value-type="float" office:value="833266000">
                <text:p>833266000</text:p>
              </table:table-cell>
              <table:table-cell office:value-type="float" office:value="833280000">
                <text:p>833280000</text:p>
              </table:table-cell>
              <table:table-cell office:value-type="float" office:value="833296000">
                <text:p>833296000</text:p>
              </table:table-cell>
              <table:table-cell office:value-type="float" office:value="833283000">
                <text:p>833283000</text:p>
              </table:table-cell>
              <table:table-cell office:value-type="float" office:value="833288000">
                <text:p>833288000</text:p>
              </table:table-cell>
              <table:table-cell office:value-type="float" office:value="833266000">
                <text:p>833266000</text:p>
              </table:table-cell>
              <table:table-cell office:value-type="float" office:value="833264000">
                <text:p>833264000</text:p>
              </table:table-cell>
              <table:table-cell office:value-type="float" office:value="833262000">
                <text:p>833262000</text:p>
              </table:table-cell>
              <table:table-cell office:value-type="float" office:value="833261000">
                <text:p>833261000</text:p>
              </table:table-cell>
              <table:table-cell office:value-type="float" office:value="833282000">
                <text:p>833282000</text:p>
              </table:table-cell>
              <table:table-cell office:value-type="float" office:value="834001000">
                <text:p>834001000</text:p>
              </table:table-cell>
              <table:table-cell office:value-type="float" office:value="834197000">
                <text:p>834197000</text:p>
              </table:table-cell>
              <table:table-cell office:value-type="float" office:value="834065000">
                <text:p>834065000</text:p>
              </table:table-cell>
              <table:table-cell office:value-type="float" office:value="834035000">
                <text:p>834035000</text:p>
              </table:table-cell>
              <table:table-cell office:value-type="float" office:value="833931000">
                <text:p>833931000</text:p>
              </table:table-cell>
              <table:table-cell office:value-type="float" office:value="833987000">
                <text:p>833987000</text:p>
              </table:table-cell>
              <table:table-cell office:value-type="float" office:value="833917000">
                <text:p>833917000</text:p>
              </table:table-cell>
              <table:table-cell office:value-type="float" office:value="833918000">
                <text:p>833918000</text:p>
              </table:table-cell>
              <table:table-cell office:value-type="float" office:value="833925000">
                <text:p>833925000</text:p>
              </table:table-cell>
              <table:table-cell office:value-type="float" office:value="833857000">
                <text:p>833857000</text:p>
              </table:table-cell>
              <table:table-cell office:value-type="float" office:value="833895000">
                <text:p>833895000</text:p>
              </table:table-cell>
              <table:table-cell office:value-type="float" office:value="834017000">
                <text:p>834017000</text:p>
              </table:table-cell>
              <table:table-cell office:value-type="float" office:value="833909000">
                <text:p>833909000</text:p>
              </table:table-cell>
              <table:table-cell office:value-type="float" office:value="834057000">
                <text:p>834057000</text:p>
              </table:table-cell>
              <table:table-cell office:value-type="float" office:value="833971000">
                <text:p>833971000</text:p>
              </table:table-cell>
              <table:table-cell office:value-type="float" office:value="833935000">
                <text:p>833935000</text:p>
              </table:table-cell>
              <table:table-cell office:value-type="float" office:value="833986000">
                <text:p>833986000</text:p>
              </table:table-cell>
              <table:table-cell office:value-type="float" office:value="833772000">
                <text:p>833772000</text:p>
              </table:table-cell>
              <table:table-cell office:value-type="float" office:value="833943000">
                <text:p>833943000</text:p>
              </table:table-cell>
              <table:table-cell office:value-type="float" office:value="833911000">
                <text:p>83391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8341000">
                <text:p>838341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5:SEED_0.CX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828519000">
                <text:p>828519000</text:p>
                <draw:g>
                  <svg:desc>SEED_0.A6:SEED_0.CX6</svg:desc>
                </draw:g>
              </table:table-cell>
              <table:table-cell office:value-type="float" office:value="828859000">
                <text:p>828859000</text:p>
              </table:table-cell>
              <table:table-cell office:value-type="float" office:value="828899000">
                <text:p>828899000</text:p>
              </table:table-cell>
              <table:table-cell office:value-type="float" office:value="829311000">
                <text:p>829311000</text:p>
              </table:table-cell>
              <table:table-cell office:value-type="float" office:value="828995000">
                <text:p>828995000</text:p>
              </table:table-cell>
              <table:table-cell office:value-type="float" office:value="828976000">
                <text:p>828976000</text:p>
              </table:table-cell>
              <table:table-cell office:value-type="float" office:value="828828000">
                <text:p>828828000</text:p>
              </table:table-cell>
              <table:table-cell office:value-type="float" office:value="828934000">
                <text:p>828934000</text:p>
              </table:table-cell>
              <table:table-cell office:value-type="float" office:value="828809000">
                <text:p>828809000</text:p>
              </table:table-cell>
              <table:table-cell office:value-type="float" office:value="828891000">
                <text:p>828891000</text:p>
              </table:table-cell>
              <table:table-cell office:value-type="float" office:value="827953000">
                <text:p>827953000</text:p>
              </table:table-cell>
              <table:table-cell office:value-type="float" office:value="828907000">
                <text:p>828907000</text:p>
              </table:table-cell>
              <table:table-cell office:value-type="float" office:value="828721000">
                <text:p>828721000</text:p>
              </table:table-cell>
              <table:table-cell office:value-type="float" office:value="829250000">
                <text:p>829250000</text:p>
              </table:table-cell>
              <table:table-cell office:value-type="float" office:value="829054000">
                <text:p>829054000</text:p>
              </table:table-cell>
              <table:table-cell office:value-type="float" office:value="829304000">
                <text:p>829304000</text:p>
              </table:table-cell>
              <table:table-cell office:value-type="float" office:value="828515000">
                <text:p>828515000</text:p>
              </table:table-cell>
              <table:table-cell office:value-type="float" office:value="828417000">
                <text:p>828417000</text:p>
              </table:table-cell>
              <table:table-cell office:value-type="float" office:value="828742000">
                <text:p>828742000</text:p>
              </table:table-cell>
              <table:table-cell office:value-type="float" office:value="829818000">
                <text:p>829818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1000">
                <text:p>834361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1000">
                <text:p>834361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1000">
                <text:p>834361000</text:p>
              </table:table-cell>
              <table:table-cell office:value-type="float" office:value="834361000">
                <text:p>834361000</text:p>
              </table:table-cell>
              <table:table-cell office:value-type="float" office:value="834361000">
                <text:p>834361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1000">
                <text:p>834361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1000">
                <text:p>834361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0000">
                <text:p>834360000</text:p>
              </table:table-cell>
              <table:table-cell office:value-type="float" office:value="834361000">
                <text:p>834361000</text:p>
              </table:table-cell>
              <table:table-cell office:value-type="float" office:value="835082000">
                <text:p>835082000</text:p>
              </table:table-cell>
              <table:table-cell office:value-type="float" office:value="834917000">
                <text:p>834917000</text:p>
              </table:table-cell>
              <table:table-cell office:value-type="float" office:value="835193000">
                <text:p>835193000</text:p>
              </table:table-cell>
              <table:table-cell office:value-type="float" office:value="834898000">
                <text:p>834898000</text:p>
              </table:table-cell>
              <table:table-cell office:value-type="float" office:value="835194000">
                <text:p>835194000</text:p>
              </table:table-cell>
              <table:table-cell office:value-type="float" office:value="835253000">
                <text:p>835253000</text:p>
              </table:table-cell>
              <table:table-cell office:value-type="float" office:value="835053000">
                <text:p>835053000</text:p>
              </table:table-cell>
              <table:table-cell office:value-type="float" office:value="835111000">
                <text:p>835111000</text:p>
              </table:table-cell>
              <table:table-cell office:value-type="float" office:value="835168000">
                <text:p>835168000</text:p>
              </table:table-cell>
              <table:table-cell office:value-type="float" office:value="835183000">
                <text:p>835183000</text:p>
              </table:table-cell>
              <table:table-cell office:value-type="float" office:value="835256000">
                <text:p>835256000</text:p>
              </table:table-cell>
              <table:table-cell office:value-type="float" office:value="835140000">
                <text:p>835140000</text:p>
              </table:table-cell>
              <table:table-cell office:value-type="float" office:value="835063000">
                <text:p>835063000</text:p>
              </table:table-cell>
              <table:table-cell office:value-type="float" office:value="835213000">
                <text:p>835213000</text:p>
              </table:table-cell>
              <table:table-cell office:value-type="float" office:value="835146000">
                <text:p>835146000</text:p>
              </table:table-cell>
              <table:table-cell office:value-type="float" office:value="835148000">
                <text:p>835148000</text:p>
              </table:table-cell>
              <table:table-cell office:value-type="float" office:value="835102000">
                <text:p>835102000</text:p>
              </table:table-cell>
              <table:table-cell office:value-type="float" office:value="835131000">
                <text:p>835131000</text:p>
              </table:table-cell>
              <table:table-cell office:value-type="float" office:value="835047000">
                <text:p>835047000</text:p>
              </table:table-cell>
              <table:table-cell office:value-type="float" office:value="835154000">
                <text:p>835154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6523000">
                <text:p>836523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7:SEED_0.CX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826128000">
                <text:p>826128000</text:p>
                <draw:g>
                  <svg:desc>SEED_0.A8:SEED_0.CX8</svg:desc>
                </draw:g>
              </table:table-cell>
              <table:table-cell office:value-type="float" office:value="825390000">
                <text:p>825390000</text:p>
              </table:table-cell>
              <table:table-cell office:value-type="float" office:value="825894000">
                <text:p>825894000</text:p>
              </table:table-cell>
              <table:table-cell office:value-type="float" office:value="826661000">
                <text:p>826661000</text:p>
              </table:table-cell>
              <table:table-cell office:value-type="float" office:value="826033000">
                <text:p>826033000</text:p>
              </table:table-cell>
              <table:table-cell office:value-type="float" office:value="826371000">
                <text:p>826371000</text:p>
              </table:table-cell>
              <table:table-cell office:value-type="float" office:value="826495000">
                <text:p>826495000</text:p>
              </table:table-cell>
              <table:table-cell office:value-type="float" office:value="826160000">
                <text:p>826160000</text:p>
              </table:table-cell>
              <table:table-cell office:value-type="float" office:value="825527000">
                <text:p>825527000</text:p>
              </table:table-cell>
              <table:table-cell office:value-type="float" office:value="825908000">
                <text:p>825908000</text:p>
              </table:table-cell>
              <table:table-cell office:value-type="float" office:value="826053000">
                <text:p>826053000</text:p>
              </table:table-cell>
              <table:table-cell office:value-type="float" office:value="826720000">
                <text:p>826720000</text:p>
              </table:table-cell>
              <table:table-cell office:value-type="float" office:value="826602000">
                <text:p>826602000</text:p>
              </table:table-cell>
              <table:table-cell office:value-type="float" office:value="826129000">
                <text:p>826129000</text:p>
              </table:table-cell>
              <table:table-cell office:value-type="float" office:value="826172000">
                <text:p>826172000</text:p>
              </table:table-cell>
              <table:table-cell office:value-type="float" office:value="826538000">
                <text:p>826538000</text:p>
              </table:table-cell>
              <table:table-cell office:value-type="float" office:value="826554000">
                <text:p>826554000</text:p>
              </table:table-cell>
              <table:table-cell office:value-type="float" office:value="827055000">
                <text:p>827055000</text:p>
              </table:table-cell>
              <table:table-cell office:value-type="float" office:value="826607000">
                <text:p>826607000</text:p>
              </table:table-cell>
              <table:table-cell office:value-type="float" office:value="825575000">
                <text:p>825575000</text:p>
              </table:table-cell>
              <table:table-cell office:value-type="float" office:value="831418000">
                <text:p>831418000</text:p>
              </table:table-cell>
              <table:table-cell office:value-type="float" office:value="831419000">
                <text:p>831419000</text:p>
              </table:table-cell>
              <table:table-cell office:value-type="float" office:value="831418000">
                <text:p>831418000</text:p>
              </table:table-cell>
              <table:table-cell office:value-type="float" office:value="831425000">
                <text:p>831425000</text:p>
              </table:table-cell>
              <table:table-cell office:value-type="float" office:value="831421000">
                <text:p>831421000</text:p>
              </table:table-cell>
              <table:table-cell office:value-type="float" office:value="831420000">
                <text:p>831420000</text:p>
              </table:table-cell>
              <table:table-cell office:value-type="float" office:value="831424000">
                <text:p>831424000</text:p>
              </table:table-cell>
              <table:table-cell office:value-type="float" office:value="831418000">
                <text:p>831418000</text:p>
              </table:table-cell>
              <table:table-cell office:value-type="float" office:value="831421000">
                <text:p>831421000</text:p>
              </table:table-cell>
              <table:table-cell office:value-type="float" office:value="831418000">
                <text:p>831418000</text:p>
              </table:table-cell>
              <table:table-cell office:value-type="float" office:value="831418000">
                <text:p>831418000</text:p>
              </table:table-cell>
              <table:table-cell office:value-type="float" office:value="831426000">
                <text:p>831426000</text:p>
              </table:table-cell>
              <table:table-cell office:value-type="float" office:value="831418000">
                <text:p>831418000</text:p>
              </table:table-cell>
              <table:table-cell office:value-type="float" office:value="831420000">
                <text:p>831420000</text:p>
              </table:table-cell>
              <table:table-cell office:value-type="float" office:value="831419000">
                <text:p>831419000</text:p>
              </table:table-cell>
              <table:table-cell office:value-type="float" office:value="831421000">
                <text:p>831421000</text:p>
              </table:table-cell>
              <table:table-cell office:value-type="float" office:value="831420000">
                <text:p>831420000</text:p>
              </table:table-cell>
              <table:table-cell office:value-type="float" office:value="831420000">
                <text:p>831420000</text:p>
              </table:table-cell>
              <table:table-cell office:value-type="float" office:value="831418000">
                <text:p>831418000</text:p>
              </table:table-cell>
              <table:table-cell office:value-type="float" office:value="831420000">
                <text:p>831420000</text:p>
              </table:table-cell>
              <table:table-cell office:value-type="float" office:value="832010000">
                <text:p>832010000</text:p>
              </table:table-cell>
              <table:table-cell office:value-type="float" office:value="832042000">
                <text:p>832042000</text:p>
              </table:table-cell>
              <table:table-cell office:value-type="float" office:value="832065000">
                <text:p>832065000</text:p>
              </table:table-cell>
              <table:table-cell office:value-type="float" office:value="832097000">
                <text:p>832097000</text:p>
              </table:table-cell>
              <table:table-cell office:value-type="float" office:value="831991000">
                <text:p>831991000</text:p>
              </table:table-cell>
              <table:table-cell office:value-type="float" office:value="832058000">
                <text:p>832058000</text:p>
              </table:table-cell>
              <table:table-cell office:value-type="float" office:value="831883000">
                <text:p>831883000</text:p>
              </table:table-cell>
              <table:table-cell office:value-type="float" office:value="832061000">
                <text:p>832061000</text:p>
              </table:table-cell>
              <table:table-cell office:value-type="float" office:value="831817000">
                <text:p>831817000</text:p>
              </table:table-cell>
              <table:table-cell office:value-type="float" office:value="831897000">
                <text:p>831897000</text:p>
              </table:table-cell>
              <table:table-cell office:value-type="float" office:value="832093000">
                <text:p>832093000</text:p>
              </table:table-cell>
              <table:table-cell office:value-type="float" office:value="831988000">
                <text:p>831988000</text:p>
              </table:table-cell>
              <table:table-cell office:value-type="float" office:value="832021000">
                <text:p>832021000</text:p>
              </table:table-cell>
              <table:table-cell office:value-type="float" office:value="831910000">
                <text:p>831910000</text:p>
              </table:table-cell>
              <table:table-cell office:value-type="float" office:value="832134000">
                <text:p>832134000</text:p>
              </table:table-cell>
              <table:table-cell office:value-type="float" office:value="831854000">
                <text:p>831854000</text:p>
              </table:table-cell>
              <table:table-cell office:value-type="float" office:value="832167000">
                <text:p>832167000</text:p>
              </table:table-cell>
              <table:table-cell office:value-type="float" office:value="832083000">
                <text:p>832083000</text:p>
              </table:table-cell>
              <table:table-cell office:value-type="float" office:value="831992000">
                <text:p>831992000</text:p>
              </table:table-cell>
              <table:table-cell office:value-type="float" office:value="832030000">
                <text:p>832030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4555000">
                <text:p>834555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9:SEED_0.CX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819441000">
                <text:p>819441000</text:p>
                <draw:g>
                  <svg:desc>SEED_0.A10:SEED_0.CX10</svg:desc>
                </draw:g>
              </table:table-cell>
              <table:table-cell office:value-type="float" office:value="819921000">
                <text:p>819921000</text:p>
              </table:table-cell>
              <table:table-cell office:value-type="float" office:value="819710000">
                <text:p>819710000</text:p>
              </table:table-cell>
              <table:table-cell office:value-type="float" office:value="819356000">
                <text:p>819356000</text:p>
              </table:table-cell>
              <table:table-cell office:value-type="float" office:value="820018000">
                <text:p>820018000</text:p>
              </table:table-cell>
              <table:table-cell office:value-type="float" office:value="818541000">
                <text:p>818541000</text:p>
              </table:table-cell>
              <table:table-cell office:value-type="float" office:value="820269000">
                <text:p>820269000</text:p>
              </table:table-cell>
              <table:table-cell office:value-type="float" office:value="819123000">
                <text:p>819123000</text:p>
              </table:table-cell>
              <table:table-cell office:value-type="float" office:value="819882000">
                <text:p>819882000</text:p>
              </table:table-cell>
              <table:table-cell office:value-type="float" office:value="820772000">
                <text:p>820772000</text:p>
              </table:table-cell>
              <table:table-cell office:value-type="float" office:value="819073000">
                <text:p>819073000</text:p>
              </table:table-cell>
              <table:table-cell office:value-type="float" office:value="818711000">
                <text:p>818711000</text:p>
              </table:table-cell>
              <table:table-cell office:value-type="float" office:value="819805000">
                <text:p>819805000</text:p>
              </table:table-cell>
              <table:table-cell office:value-type="float" office:value="818491000">
                <text:p>818491000</text:p>
              </table:table-cell>
              <table:table-cell office:value-type="float" office:value="818571000">
                <text:p>818571000</text:p>
              </table:table-cell>
              <table:table-cell office:value-type="float" office:value="819202000">
                <text:p>819202000</text:p>
              </table:table-cell>
              <table:table-cell office:value-type="float" office:value="819708000">
                <text:p>819708000</text:p>
              </table:table-cell>
              <table:table-cell office:value-type="float" office:value="818639000">
                <text:p>818639000</text:p>
              </table:table-cell>
              <table:table-cell office:value-type="float" office:value="820886000">
                <text:p>820886000</text:p>
              </table:table-cell>
              <table:table-cell office:value-type="float" office:value="819510000">
                <text:p>819510000</text:p>
              </table:table-cell>
              <table:table-cell office:value-type="float" office:value="830146000">
                <text:p>830146000</text:p>
              </table:table-cell>
              <table:table-cell office:value-type="float" office:value="829943000">
                <text:p>829943000</text:p>
              </table:table-cell>
              <table:table-cell office:value-type="float" office:value="830017000">
                <text:p>830017000</text:p>
              </table:table-cell>
              <table:table-cell office:value-type="float" office:value="829944000">
                <text:p>829944000</text:p>
              </table:table-cell>
              <table:table-cell office:value-type="float" office:value="829938000">
                <text:p>829938000</text:p>
              </table:table-cell>
              <table:table-cell office:value-type="float" office:value="829982000">
                <text:p>829982000</text:p>
              </table:table-cell>
              <table:table-cell office:value-type="float" office:value="829985000">
                <text:p>829985000</text:p>
              </table:table-cell>
              <table:table-cell office:value-type="float" office:value="829944000">
                <text:p>829944000</text:p>
              </table:table-cell>
              <table:table-cell office:value-type="float" office:value="830046000">
                <text:p>830046000</text:p>
              </table:table-cell>
              <table:table-cell office:value-type="float" office:value="830067000">
                <text:p>830067000</text:p>
              </table:table-cell>
              <table:table-cell office:value-type="float" office:value="830053000">
                <text:p>830053000</text:p>
              </table:table-cell>
              <table:table-cell office:value-type="float" office:value="830087000">
                <text:p>830087000</text:p>
              </table:table-cell>
              <table:table-cell office:value-type="float" office:value="830027000">
                <text:p>830027000</text:p>
              </table:table-cell>
              <table:table-cell office:value-type="float" office:value="830081000">
                <text:p>830081000</text:p>
              </table:table-cell>
              <table:table-cell office:value-type="float" office:value="829943000">
                <text:p>829943000</text:p>
              </table:table-cell>
              <table:table-cell office:value-type="float" office:value="830006000">
                <text:p>830006000</text:p>
              </table:table-cell>
              <table:table-cell office:value-type="float" office:value="830016000">
                <text:p>830016000</text:p>
              </table:table-cell>
              <table:table-cell office:value-type="float" office:value="830047000">
                <text:p>830047000</text:p>
              </table:table-cell>
              <table:table-cell office:value-type="float" office:value="829943000">
                <text:p>829943000</text:p>
              </table:table-cell>
              <table:table-cell office:value-type="float" office:value="829944000">
                <text:p>829944000</text:p>
              </table:table-cell>
              <table:table-cell office:value-type="float" office:value="831275000">
                <text:p>831275000</text:p>
              </table:table-cell>
              <table:table-cell office:value-type="float" office:value="831304000">
                <text:p>831304000</text:p>
              </table:table-cell>
              <table:table-cell office:value-type="float" office:value="831277000">
                <text:p>831277000</text:p>
              </table:table-cell>
              <table:table-cell office:value-type="float" office:value="831321000">
                <text:p>831321000</text:p>
              </table:table-cell>
              <table:table-cell office:value-type="float" office:value="831296000">
                <text:p>831296000</text:p>
              </table:table-cell>
              <table:table-cell office:value-type="float" office:value="831297000">
                <text:p>831297000</text:p>
              </table:table-cell>
              <table:table-cell office:value-type="float" office:value="831282000">
                <text:p>831282000</text:p>
              </table:table-cell>
              <table:table-cell office:value-type="float" office:value="831300000">
                <text:p>831300000</text:p>
              </table:table-cell>
              <table:table-cell office:value-type="float" office:value="831293000">
                <text:p>831293000</text:p>
              </table:table-cell>
              <table:table-cell office:value-type="float" office:value="831280000">
                <text:p>831280000</text:p>
              </table:table-cell>
              <table:table-cell office:value-type="float" office:value="831276000">
                <text:p>831276000</text:p>
              </table:table-cell>
              <table:table-cell office:value-type="float" office:value="831312000">
                <text:p>831312000</text:p>
              </table:table-cell>
              <table:table-cell office:value-type="float" office:value="831298000">
                <text:p>831298000</text:p>
              </table:table-cell>
              <table:table-cell office:value-type="float" office:value="831291000">
                <text:p>831291000</text:p>
              </table:table-cell>
              <table:table-cell office:value-type="float" office:value="831269000">
                <text:p>831269000</text:p>
              </table:table-cell>
              <table:table-cell office:value-type="float" office:value="831284000">
                <text:p>831284000</text:p>
              </table:table-cell>
              <table:table-cell office:value-type="float" office:value="831300000">
                <text:p>831300000</text:p>
              </table:table-cell>
              <table:table-cell office:value-type="float" office:value="831320000">
                <text:p>831320000</text:p>
              </table:table-cell>
              <table:table-cell office:value-type="float" office:value="831297000">
                <text:p>831297000</text:p>
              </table:table-cell>
              <table:table-cell office:value-type="float" office:value="831300000">
                <text:p>831300000</text:p>
              </table:table-cell>
              <table:table-cell office:value-type="float" office:value="831997000">
                <text:p>831997000</text:p>
              </table:table-cell>
              <table:table-cell office:value-type="float" office:value="831913000">
                <text:p>831913000</text:p>
              </table:table-cell>
              <table:table-cell office:value-type="float" office:value="831813000">
                <text:p>831813000</text:p>
              </table:table-cell>
              <table:table-cell office:value-type="float" office:value="832052000">
                <text:p>832052000</text:p>
              </table:table-cell>
              <table:table-cell office:value-type="float" office:value="831921000">
                <text:p>831921000</text:p>
              </table:table-cell>
              <table:table-cell office:value-type="float" office:value="831992000">
                <text:p>831992000</text:p>
              </table:table-cell>
              <table:table-cell office:value-type="float" office:value="831811000">
                <text:p>831811000</text:p>
              </table:table-cell>
              <table:table-cell office:value-type="float" office:value="831899000">
                <text:p>831899000</text:p>
              </table:table-cell>
              <table:table-cell office:value-type="float" office:value="831988000">
                <text:p>831988000</text:p>
              </table:table-cell>
              <table:table-cell office:value-type="float" office:value="831937000">
                <text:p>831937000</text:p>
              </table:table-cell>
              <table:table-cell office:value-type="float" office:value="831952000">
                <text:p>831952000</text:p>
              </table:table-cell>
              <table:table-cell office:value-type="float" office:value="831867000">
                <text:p>831867000</text:p>
              </table:table-cell>
              <table:table-cell office:value-type="float" office:value="831871000">
                <text:p>831871000</text:p>
              </table:table-cell>
              <table:table-cell office:value-type="float" office:value="831872000">
                <text:p>831872000</text:p>
              </table:table-cell>
              <table:table-cell office:value-type="float" office:value="831854000">
                <text:p>831854000</text:p>
              </table:table-cell>
              <table:table-cell office:value-type="float" office:value="831792000">
                <text:p>831792000</text:p>
              </table:table-cell>
              <table:table-cell office:value-type="float" office:value="831795000">
                <text:p>831795000</text:p>
              </table:table-cell>
              <table:table-cell office:value-type="float" office:value="831921000">
                <text:p>831921000</text:p>
              </table:table-cell>
              <table:table-cell office:value-type="float" office:value="831914000">
                <text:p>831914000</text:p>
              </table:table-cell>
              <table:table-cell office:value-type="float" office:value="831908000">
                <text:p>831908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11:SEED_0.CX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12:SEED_0.CX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  <table:table-cell office:value-type="float" office:value="839369000">
                <text:p>83936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